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keep-with-next="always"/>
      <style:text-properties officeooo:paragraph-rsid="000e8a14"/>
    </style:style>
    <style:style style:name="P2" style:family="paragraph" style:parent-style-name="Heading_20_3">
      <style:text-properties officeooo:paragraph-rsid="00183189"/>
    </style:style>
    <style:style style:name="P3" style:family="paragraph" style:parent-style-name="Text_20_body">
      <style:text-properties officeooo:paragraph-rsid="00183189"/>
    </style:style>
    <style:style style:name="P4" style:family="paragraph" style:parent-style-name="Heading_20_3">
      <style:paragraph-properties fo:keep-with-next="always"/>
    </style:style>
    <style:style style:name="P5" style:family="paragraph" style:parent-style-name="normal">
      <style:paragraph-properties fo:margin-left="0.128in" fo:margin-right="0in" fo:margin-top="0.052in" fo:margin-bottom="0in" style:contextual-spacing="false" fo:line-height="100%" fo:text-align="center" style:justify-single-word="false" fo:text-indent="0in" style:auto-text-indent="false"/>
      <style:text-properties officeooo:paragraph-rsid="000e6a2c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paragraph-rsid="000e6a2c" fo:background-color="transparent" style:font-name-asian="Arial1" style:font-size-asian="11pt" style:font-style-asian="normal" style:font-weight-asian="bold" style:font-name-complex="Arial1" style:font-size-complex="11pt"/>
    </style:style>
    <style:style style:name="P7" style:family="paragraph" style:parent-style-name="Title" style:master-page-name="Standard">
      <style:paragraph-properties fo:margin-left="0.128in" fo:margin-right="0.0035in" fo:text-indent="0.128in" style:auto-text-indent="false" style:page-number="1" fo:break-before="auto" fo:break-after="auto"/>
      <style:text-properties officeooo:paragraph-rsid="000e6a2c"/>
    </style:style>
    <style:style style:name="P8" style:family="paragraph" style:parent-style-name="Standard" style:list-style-name="L3"/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183189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>
      <style:text-properties officeooo:paragraph-rsid="0012443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color="#00007f" loext:opacity="100%"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fo:color="#00007f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in" fo:min-width="7.0516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rishti Priyadarshini</text:p>
      <text:p text:style-name="P5" loext:marker-style-name="T4"><text:a xlink:type="simple" xlink:href="mailto:21051131@kiit.ac.in" text:style-name="ListLabel_20_37" text:visited-style-name="ListLabel_20_37"><draw:custom-shape text:anchor-type="char" draw:z-index="0" draw:name="Shape 7" draw:style-name="gr1" draw:text-style-name="P18" svg:width="7.248in" svg:height="0.0142in" svg:x="-0.048in" svg:y="0.278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T2">21051131@kiit.ac.in</text:span></text:a><text:span text:style-name="T3"> </text:span><text:span text:style-name="T4">| <text:s/></text:span><text:a xlink:type="simple" xlink:href="https://www.linkedin.com/in/drishti-priyadarshini-251786232/" text:style-name="ListLabel_20_37" text:visited-style-name="ListLabel_20_37"><text:span text:style-name="T2">LinkedIn</text:span></text:a><text:span text:style-name="T4">| | +91 8789932950 | <text:s/>Muzaffarpur , Bihar , 842001</text:span></text:p>
      <text:p text:style-name="P6" loext:marker-style-name="T1"><draw:custom-shape text:anchor-type="char" draw:z-index="1" draw:name="Shape 1" draw:style-name="gr1" draw:text-style-name="P18" svg:width="7.248in" svg:height="0.0142in" svg:x="-0.048in" svg:y="0.5402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/text:p>
      <text:h text:style-name="P1" text:outline-level="3">Personal Summary</text:h>
      <text:p text:style-name="P3">Passionate data science enthusiast with a strong foundation in machine learning, data analysis, and visualization. Dedicated to continuous learning and applying innovative solutions to complex business problems.</text:p>
      <text:h text:style-name="P2" text:outline-level="3">Skills</text:h>
      <text:list text:style-name="L1">
        <text:list-item>
          <text:p text:style-name="P10"><draw:custom-shape text:anchor-type="char" draw:z-index="3" draw:name="Shape 2" draw:style-name="gr1" draw:text-style-name="P18" svg:width="7.248in" svg:height="0.0142in" svg:x="-0.0618in" svg:y="-0.0374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Languages:</text:span> Python, Java, JavaScript, SQL, HTML, CSS</text:p>
        </text:list-item>
        <text:list-item>
          <text:p text:style-name="P10"><text:span text:style-name="Strong_20_Emphasis">Tools and Technologies:</text:span> AWS, MS Excel, Pandas, NumPy, scikit-learn, Matplotlib</text:p>
        </text:list-item>
        <text:list-item>
          <text:p text:style-name="P9"><text:span text:style-name="Strong_20_Emphasis">Coursework:</text:span> Database Management Systems, Operating Systems, Data Structures and Algorithms, Object-Oriented Programming</text:p>
        </text:list-item>
      </text:list>
      <text:h text:style-name="Heading_20_3" text:outline-level="3">Education</text:h>
      <text:list text:style-name="L2">
        <text:list-item>
          <text:p text:style-name="P11"><draw:custom-shape text:anchor-type="char" draw:z-index="2" draw:name="Shape 3" draw:style-name="gr1" draw:text-style-name="P18" svg:width="7.248in" svg:height="0.0142in" svg:x="-0.0327in" svg:y="-0.061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Kalinga Institute of Industrial Technology, Odisha, India</text:span><text:line-break/>Bachelor of Technology in Computer Science and Engineering (October 2021 – June 2025)</text:p>
        </text:list-item>
        <text:list-item>
          <text:p text:style-name="P11"><text:span text:style-name="Strong_20_Emphasis">Global International School, Muzaffarpur, Bihar</text:span><text:line-break/>XII (2019 – 2020)</text:p>
        </text:list-item>
        <text:list-item>
          <text:p text:style-name="P12"><text:span text:style-name="Strong_20_Emphasis">Prabhat Tara School, Muzaffarpur, Bihar</text:span><text:line-break/>X (2017 – 2018)</text:p>
        </text:list-item>
      </text:list>
      <text:h text:style-name="P4" text:outline-level="3">Projects</text:h>
      <text:list xml:id="list2068098111" text:style-name="L3">
        <text:list-item>
          <text:p text:style-name="P13"><draw:custom-shape text:anchor-type="char" draw:z-index="4" draw:name="Shape 4" draw:style-name="gr1" draw:text-style-name="P18" svg:width="7.248in" svg:height="0.0142in" svg:x="-0.0898in" svg:y="-0.072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Coupon Prediction System</text:span> | Machine Learning</text:p>
          <text:list>
            <text:list-item>
              <text:p text:style-name="P14"><text:span text:style-name="Strong_20_Emphasis">Technologies:</text:span> Pandas, NumPy, scikit-learn, Matplotlib, Seaborn</text:p>
            </text:list-item>
            <text:list-item>
              <text:p text:style-name="P14">Predicted customer coupon usage using linear regression, SVM, decision trees, and random forests.</text:p>
            </text:list-item>
            <text:list-item>
              <text:p text:style-name="P14">Enhanced data collection to capture more relevant information for analytics.</text:p>
            </text:list-item>
            <text:list-item>
              <text:p text:style-name="P14">Presented analysis results with Matplotlib and Seaborn.</text:p>
            </text:list-item>
            <text:list-item>
              <text:p text:style-name="P13">Proposed data-driven strategies to improve customer engagement and coupon effectiveness.</text:p>
            </text:list-item>
            <text:list-item>
              <text:p text:style-name="P13">Preprocessed and cleaned data to ensure quality and consistency.</text:p>
            </text:list-item>
          </text:list>
        </text:list-item>
        <text:list-item>
          <text:p text:style-name="P8"><text:span text:style-name="Strong_20_Emphasis">Restaurant Menu Landing Page | </text:span><text:span text:style-name="Strong_20_Emphasis"><text:span text:style-name="T5">Web Development</text:span></text:span></text:p>
          <text:list text:style-name="L4">
            <text:list-item>
              <text:p text:style-name="P16"><text:span text:style-name="Strong_20_Emphasis">Technologies:</text:span> HTML, CSS, JavaScript</text:p>
            </text:list-item>
            <text:list-item>
              <text:p text:style-name="P15">Designed and developed a user-friendly landing page for a restaurant, showcasing the menu to enhance online presence and customer engagement.</text:p>
            </text:list-item>
          </text:list>
        </text:list-item>
      </text:list>
      <text:h text:style-name="Heading_20_3" text:outline-level="3">Training and Experience</text:h>
      <text:p text:style-name="Text_20_body"><draw:custom-shape text:anchor-type="char" draw:z-index="5" draw:name="Shape 5" draw:style-name="gr1" draw:text-style-name="P18" svg:width="7.248in" svg:height="0.0142in" svg:x="-0.0898in" svg:y="-0.0665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Salesforce Developer Virtual Internship</text:span></text:p>
      <text:list text:style-name="L5">
        <text:list-item>
          <text:p text:style-name="P17">Salesforce Fundamentals, Organizational Setup, Relationship and Process Automation, Types of Flows and Security, Apex, Testing, and Debugging</text:p>
        </text:list-item>
      </text:list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normal" style:next-style-name="normal" style:class="chapter">
      <style:paragraph-properties fo:margin-left="0.128in" fo:margin-right="0.0035in" fo:margin-top="0.0425in" fo:margin-bottom="0in" style:contextual-spacing="false" fo:line-height="100%" fo:text-align="center" style:justify-single-word="false"/>
      <style:text-properties style:font-name="Arial" fo:font-family="Arial" style:font-family-generic="roman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 style:font-size-complex="22pt"/>
    </style:style>
    <style:style style:name="Heading_20_1" style:display-name="Heading 1" style:family="paragraph" style:parent-style-name="normal" style:next-style-name="normal" style:class="text">
      <style:paragraph-properties fo:margin-left="0.0744in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left="0.5744in" fo:margin-top="0.052in" fo:margin-bottom="0in" style:contextual-spacing="false" fo:line-height="100%" fo:text-indent="-0.2492in" style:auto-text-indent="false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text">
      <style:text-properties fo:font-variant="normal" fo:text-transform="none" fo:color="#0000ff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7f" loext:opacity="100%" style:font-name="Arial" fo:font-family="Arial" style:font-family-generic="roman" style:font-pitch="variable" fo:font-size="11pt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style="normal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fo:font-family="Arial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457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22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752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516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043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9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fo:font-family="Aria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457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22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75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516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043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9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fo:font-family="Aria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457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22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752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516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043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9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4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2:38:05.401067436</meta:creation-date>
    <meta:print-date>2024-07-20T08:50:33.537860202</meta:print-date>
    <meta:printed-by>PDF files</meta:printed-by>
    <dc:date>2024-07-20T11:56:01.485319088</dc:date>
    <meta:editing-duration>PT2H39M59S</meta:editing-duration>
    <meta:editing-cycles>5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26" meta:word-count="243" meta:character-count="1790" meta:non-whitespace-character-count="1585"/>
  </office:meta>
</office:document-meta>
</file>